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36cm" fo:min-width="4.58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4.69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Arial" fo:font-size="24pt"/>
    </style:style>
    <style:style style:name="P2" style:family="paragraph">
      <loext:graphic-properties draw:fill-color="#ffffff"/>
      <style:paragraph-properties fo:text-align="center"/>
      <style:text-properties style:font-name="Arial" fo:font-size="24pt"/>
    </style:style>
    <style:style style:name="P3" style:family="paragraph">
      <loext:graphic-properties draw:fill="none"/>
      <style:paragraph-properties fo:text-align="center"/>
      <style:text-properties style:font-name="Arial" fo:font-size="24pt"/>
    </style:style>
    <style:style style:name="P4" style:family="paragraph">
      <style:text-properties style:font-name="Arial" fo:font-size="24pt"/>
    </style:style>
    <style:style style:name="P5" style:family="paragraph">
      <loext:graphic-properties draw:fill="none" draw:fill-color="#ffffff"/>
      <style:text-properties style:font-name="Arial" fo:font-size="24pt"/>
    </style:style>
    <style:style style:name="P6" style:family="paragraph">
      <style:text-properties fo:font-size="24pt"/>
    </style:style>
    <style:style style:name="P7" style:family="paragraph">
      <loext:graphic-properties draw:fill="none" draw:fill-color="#ffffff"/>
      <style:text-properties fo:font-size="24pt"/>
    </style:style>
    <style:style style:name="P8" style:family="paragraph">
      <loext:graphic-properties draw:fill-color="#ffffff"/>
    </style:style>
    <style:style style:name="T1" style:family="text">
      <style:text-properties style:font-name="Symbol"/>
    </style:style>
    <style:style style:name="T2" style:family="text">
      <style:text-properties style:text-position="-33% 58%" style:font-name="Arial"/>
    </style:style>
    <style:style style:name="T3" style:family="text">
      <style:text-properties style:text-position="0% 100%" style:font-name="Arial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5.08cm" svg:height="2.286cm" svg:x="2.54cm" svg:y="10.16cm">
          <text:p text:style-name="P1">PE weigh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286cm" svg:x="19.558cm" svg:y="10.2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286cm" svg:x="11.076cm" svg:y="2.286cm">
          <text:p text:style-name="P1">Neural</text:p>
          <text:p text:style-name="P1">activit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74cm" svg:y1="9.652cm" svg:x2="10.668cm" svg:y2="5.334cm">
          <text:p/>
        </draw:line>
        <draw:line draw:style-name="gr2" draw:text-style-name="P3" draw:layer="layout" svg:x1="16.494cm" svg:y1="5.334cm" svg:x2="19.288cm" svg:y2="9.652cm">
          <text:p/>
        </draw:line>
        <draw:line draw:style-name="gr2" draw:text-style-name="P3" draw:layer="layout" svg:x1="8.382cm" svg:y1="11.276cm" svg:x2="18.796cm" svg:y2="11.276cm">
          <text:p/>
        </draw:line>
        <draw:frame draw:style-name="gr3" draw:text-style-name="P5" draw:layer="layout" svg:width="0.972cm" svg:height="1.195cm" svg:x="8.166cm" svg:y="6.65cm">
          <draw:text-box>
            <text:p text:style-name="P4">a</text:p>
          </draw:text-box>
        </draw:frame>
        <draw:frame draw:style-name="gr3" draw:text-style-name="P5" draw:layer="layout" svg:width="0.972cm" svg:height="1.195cm" svg:x="18.088cm" svg:y="6.712cm">
          <draw:text-box>
            <text:p text:style-name="P4">b</text:p>
          </draw:text-box>
        </draw:frame>
        <draw:frame draw:style-name="gr3" draw:text-style-name="P5" draw:layer="layout" svg:width="1.162cm" svg:height="1.195cm" svg:x="12.954cm" svg:y="11.392cm">
          <draw:text-box>
            <text:p text:style-name="P4">c,</text:p>
          </draw:text-box>
        </draw:frame>
        <draw:frame draw:style-name="gr3" draw:text-style-name="P5" draw:layer="layout" svg:width="1.112cm" svg:height="1.195cm" svg:x="13.686cm" svg:y="11.392cm">
          <draw:text-box>
            <text:p text:style-name="P4">c’</text:p>
          </draw:text-box>
        </draw:frame>
        <draw:frame draw:style-name="gr3" draw:text-style-name="P7" draw:layer="layout" svg:width="4.854cm" svg:height="1.399cm" svg:x="11.31cm" svg:y="12.846cm">
          <draw:text-box>
            <text:p text:style-name="P6"><text:span text:style-name="T1">b</text:span><text:span text:style-name="T2">c</text:span><text:span text:style-name="T2"> </text:span><text:span text:style-name="T3">=</text:span><text:span text:style-name="T3"> </text:span><text:span text:style-name="T3">0</text:span><text:span text:style-name="T3">.</text:span><text:span text:style-name="T3">5</text:span><text:span text:style-name="T3">3</text:span><text:span text:style-name="T3">*</text:span><text:span text:style-name="T3">*</text:span><text:span text:style-name="T3">*</text:span><text:span text:style-name="T4"> </text:span></text:p>
          </draw:text-box>
        </draw:frame>
        <draw:frame draw:style-name="gr3" draw:text-style-name="P7" draw:layer="layout" svg:width="4.964cm" svg:height="1.399cm" svg:x="11.21cm" svg:y="13.972cm">
          <draw:text-box>
            <text:p text:style-name="P6"><text:span text:style-name="T1">b</text:span><text:span text:style-name="T2">c</text:span><text:span text:style-name="T2">’</text:span><text:span text:style-name="T2"> </text:span><text:span text:style-name="T3">=</text:span><text:span text:style-name="T3"> </text:span><text:span text:style-name="T3">0</text:span><text:span text:style-name="T3">.</text:span><text:span text:style-name="T3">4</text:span><text:span text:style-name="T3">5</text:span><text:span text:style-name="T3">*</text:span><text:span text:style-name="T3">*</text:span><text:span text:style-name="T3">*</text:span><text:span text:style-name="T4"> </text:span></text:p>
          </draw:text-box>
        </draw:frame>
        <draw:frame draw:style-name="gr3" draw:text-style-name="P7" draw:layer="layout" svg:width="4.507cm" svg:height="1.399cm" svg:x="3.718cm" svg:y="7.314cm">
          <draw:text-box>
            <text:p text:style-name="P6"><text:span text:style-name="T1">b</text:span><text:span text:style-name="T2">a </text:span><text:span text:style-name="T3">= -0.29*</text:span><text:span text:style-name="T4"> </text:span></text:p>
          </draw:text-box>
        </draw:frame>
        <draw:frame draw:style-name="gr4" draw:text-style-name="P7" draw:layer="layout" svg:width="5.197cm" svg:height="1.496cm" svg:x="19.219cm" svg:y="7.414cm">
          <draw:text-box>
            <text:p text:style-name="P6"><text:span text:style-name="T1">b</text:span><text:span text:style-name="T2">b </text:span><text:span text:style-name="T3">= -0.42**</text:span><text:span text:style-name="T4">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9:09:24.306278352</meta:creation-date>
    <dc:date>2018-10-25T21:52:55.807924782</dc:date>
    <meta:editing-duration>PT2H20M40S</meta:editing-duration>
    <meta:editing-cycles>3</meta:editing-cycles>
    <meta:generator>LibreOffice/5.4.6.2$Linux_X86_64 LibreOffice_project/40m0$Build-2</meta:generator>
    <meta:document-statistic meta:object-count="37"/>
  </office:meta>
</office:document-meta>
</file>